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T1" style:family="text">
      <style:text-properties fo:font-variant="normal" fo:text-transform="none"/>
    </style:style>
    <style:style style:name="T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incipes d'édition</text:h>
      <text:p text:style-name="_3c_p_3e_"/>
      <text:p text:style-name="_3c_p_3e_">Pour cette édition en XML-TEI, nous avons choisi de transcrire les lettres le plus fidèlement possible, tout en permettant au lecteur de les lire aisément. L'orthographe a donc été modernisée, ce qui, pour Delacroix, ne constitue que de mineurs ajouts ou corrections. Ainsi, les accents sont restitués, les capitales et les minuscules respectent l’usage actuel, les fautes sont corrigées,<text:span text:style-name="T1"> </text:span>une ponctuation actuelle a été ajoutée si nécessaire pour faciliter la lecture,<text:span text:style-name="T1"> </text:span>les abréviations sont développées, les titres d’œuvres apparaissent en italique, <text:span text:style-name="T2">les mots soulignés sont reproduits soulignés, </text:span>l’orthographe des noms propres est corrigée pour être conforme à la forme admise actuellement, un retour à la ligne pour créer un nouveau paragraphe a pu être fait lorsqu’il y a un changement manifeste de sujet. Les parties et mots raturés illisibles n’apparaissent pas sauf si la modification correspond à un changement significatif, auquel cas le mot est transcrit barré comme dans la lettre. Les ajouts entre les lignes ou en marge sont intégrés et replacés dans le texte. Les passages écrits dans une autre langue sont reproduits en italiqu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4-01T10:40:24</dc:date>
    <meta:editing-cycles>11</meta:editing-cycles>
    <meta:editing-duration>P1DT6H42M57S</meta:editing-duration>
    <meta:document-statistic meta:table-count="0" meta:image-count="0" meta:object-count="0" meta:page-count="1" meta:paragraph-count="2" meta:word-count="179" meta:character-count="1162"/>
    <meta:template xlink:type="simple" xlink:actuate="onRequest" xlink:title="" xlink:href="Normal.dotm"/>
  </office:meta>
</office:document-meta>
</file>